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8"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5"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6"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7"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8"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9"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40"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1"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2"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3"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4"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5"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6"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47"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8"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49"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50" style:family="paragraph" style:parent-style-name="Standard">
      <style:text-properties fo:font-size="12pt" fo:font-weight="normal" officeooo:rsid="01ad69a5" officeooo:paragraph-rsid="01ad69a5" style:font-size-asian="12pt" style:font-weight-asian="normal" style:font-size-complex="12pt" style:font-weight-complex="normal"/>
    </style:style>
    <style:style style:name="P51" style:family="paragraph" style:parent-style-name="Standard">
      <style:text-properties fo:font-size="12pt" fo:font-weight="normal" officeooo:rsid="01af7038" officeooo:paragraph-rsid="01af7038" style:font-size-asian="12pt" style:font-weight-asian="normal" style:font-size-complex="12pt" style:font-weight-complex="normal"/>
    </style:style>
    <style:style style:name="P52" style:family="paragraph" style:parent-style-name="Standard">
      <style:text-properties fo:font-size="12pt" fo:font-weight="normal" officeooo:rsid="01b02d74" officeooo:paragraph-rsid="01b02d74" style:font-size-asian="12pt" style:font-weight-asian="normal" style:font-size-complex="12pt" style:font-weight-complex="normal"/>
    </style:style>
    <style:style style:name="P53"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54" style:family="paragraph" style:parent-style-name="Standard">
      <style:text-properties fo:font-size="12pt" fo:font-weight="normal" officeooo:rsid="01bc4345" officeooo:paragraph-rsid="01bc4345" style:font-size-asian="12pt" style:font-weight-asian="normal" style:font-size-complex="12pt" style:font-weight-complex="normal"/>
    </style:style>
    <style:style style:name="P55"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56" style:family="paragraph" style:parent-style-name="Text_20_body">
      <style:text-properties fo:font-size="12pt" fo:font-weight="normal" officeooo:rsid="01a49d51" officeooo:paragraph-rsid="01a49d51" style:font-size-asian="12pt" style:font-weight-asian="normal" style:font-size-complex="12pt" style:font-weight-complex="normal"/>
    </style:style>
    <style:style style:name="P57" style:family="paragraph" style:parent-style-name="Text_20_body">
      <style:text-properties officeooo:rsid="01a49d51" style:font-size-asian="12pt"/>
    </style:style>
    <style:style style:name="P58" style:family="paragraph" style:parent-style-name="Standard">
      <style:text-properties fo:font-size="12pt" fo:font-weight="normal" officeooo:rsid="017f27c9" officeooo:paragraph-rsid="01a49d51" style:font-size-asian="12pt" style:font-weight-asian="normal" style:font-size-complex="12pt" style:font-weight-complex="normal"/>
    </style:style>
    <style:style style:name="P59" style:family="paragraph" style:parent-style-name="List_20_Paragraph" style:list-style-name="WWNum5">
      <style:paragraph-properties fo:margin-top="0cm" fo:margin-bottom="0.106cm" style:contextual-spacing="true"/>
      <style:text-properties style:font-name="Arial" officeooo:paragraph-rsid="01a49d51" style:font-name-asian="Arial1" style:font-name-complex="Arial1"/>
    </style:style>
    <style:style style:name="P60" style:family="paragraph" style:parent-style-name="Standard">
      <style:paragraph-properties fo:margin-top="0cm" fo:margin-bottom="0.212cm" style:contextual-spacing="false"/>
      <style:text-properties officeooo:paragraph-rsid="01a49d51"/>
    </style:style>
    <style:style style:name="P61"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62" style:family="paragraph" style:parent-style-name="Text_20_body">
      <style:paragraph-properties fo:text-align="start" style:justify-single-word="false"/>
      <style:text-properties officeooo:paragraph-rsid="001756f7"/>
    </style:style>
    <style:style style:name="P63" style:family="paragraph" style:parent-style-name="Text_20_body">
      <style:text-properties officeooo:rsid="02e82a24" officeooo:paragraph-rsid="001756f7" style:font-size-asian="12pt"/>
    </style:style>
    <style:style style:name="P64"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65"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66"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67"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68"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69"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70" style:family="paragraph" style:parent-style-name="Text_20_body">
      <style:text-properties officeooo:rsid="02e82a24" officeooo:paragraph-rsid="00bb0ca2" style:font-size-asian="12pt"/>
    </style:style>
    <style:style style:name="P71"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72"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73"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74"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75"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76"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77"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78"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79"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80"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81"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11c7dfe"/>
    </style:style>
    <style:style style:name="T52" style:family="text">
      <style:text-properties officeooo:rsid="017176e6"/>
    </style:style>
    <style:style style:name="T53" style:family="text">
      <style:text-properties officeooo:rsid="01766083"/>
    </style:style>
    <style:style style:name="T54" style:family="text">
      <style:text-properties officeooo:rsid="0180d41a"/>
    </style:style>
    <style:style style:name="T55" style:family="text">
      <style:text-properties officeooo:rsid="012585c0"/>
    </style:style>
    <style:style style:name="T56" style:family="text">
      <style:text-properties officeooo:rsid="01291c48"/>
    </style:style>
    <style:style style:name="T57" style:family="text">
      <style:text-properties fo:font-style="italic" officeooo:rsid="0126ca2f" style:font-style-asian="italic" style:font-style-complex="italic"/>
    </style:style>
    <style:style style:name="T58" style:family="text">
      <style:text-properties officeooo:rsid="0126ca2f"/>
    </style:style>
    <style:style style:name="T59" style:family="text">
      <style:text-properties officeooo:rsid="012c70f9"/>
    </style:style>
    <style:style style:name="T60" style:family="text">
      <style:text-properties officeooo:rsid="012fe788"/>
    </style:style>
    <style:style style:name="T61" style:family="text">
      <style:text-properties officeooo:rsid="012fbf50"/>
    </style:style>
    <style:style style:name="T62" style:family="text">
      <style:text-properties fo:font-style="italic" officeooo:rsid="012fbf50" style:font-style-asian="italic" style:font-style-complex="italic"/>
    </style:style>
    <style:style style:name="T63" style:family="text">
      <style:text-properties officeooo:rsid="01379188"/>
    </style:style>
    <style:style style:name="T64" style:family="text">
      <style:text-properties officeooo:rsid="01397764"/>
    </style:style>
    <style:style style:name="T65" style:family="text">
      <style:text-properties officeooo:rsid="01416b85"/>
    </style:style>
    <style:style style:name="T66" style:family="text">
      <style:text-properties fo:font-style="italic" officeooo:rsid="01379188" style:font-style-asian="italic" style:font-style-complex="italic"/>
    </style:style>
    <style:style style:name="T67" style:family="text">
      <style:text-properties officeooo:rsid="013a7351"/>
    </style:style>
    <style:style style:name="T68" style:family="text">
      <style:text-properties officeooo:rsid="013c0b10"/>
    </style:style>
    <style:style style:name="T69" style:family="text">
      <style:text-properties officeooo:rsid="0143986e"/>
    </style:style>
    <style:style style:name="T70" style:family="text">
      <style:text-properties officeooo:rsid="0143dc90"/>
    </style:style>
    <style:style style:name="T71" style:family="text">
      <style:text-properties fo:font-style="italic" officeooo:rsid="013a7351" style:font-style-asian="italic" style:font-style-complex="italic"/>
    </style:style>
    <style:style style:name="T72" style:family="text">
      <style:text-properties fo:font-style="italic" officeooo:rsid="01473d7b" style:font-style-asian="italic" style:font-style-complex="italic"/>
    </style:style>
    <style:style style:name="T73" style:family="text">
      <style:text-properties fo:font-style="normal" officeooo:rsid="013d9a4e" style:font-style-asian="normal" style:font-style-complex="normal"/>
    </style:style>
    <style:style style:name="T74" style:family="text">
      <style:text-properties fo:font-style="italic" officeooo:rsid="013d9a4e" style:font-style-asian="italic" style:font-style-complex="italic"/>
    </style:style>
    <style:style style:name="T75" style:family="text">
      <style:text-properties fo:font-style="italic" officeooo:rsid="0145b755" style:font-style-asian="italic" style:font-style-complex="italic"/>
    </style:style>
    <style:style style:name="T76" style:family="text">
      <style:text-properties officeooo:rsid="0182cdbf"/>
    </style:style>
    <style:style style:name="T77" style:family="text">
      <style:text-properties officeooo:rsid="01598063"/>
    </style:style>
    <style:style style:name="T78" style:family="text">
      <style:text-properties officeooo:rsid="0182c432"/>
    </style:style>
    <style:style style:name="T79" style:family="text">
      <style:text-properties officeooo:rsid="01176440"/>
    </style:style>
    <style:style style:name="T80" style:family="text">
      <style:text-properties officeooo:rsid="00aafeaa"/>
    </style:style>
    <style:style style:name="T81" style:family="text">
      <style:text-properties fo:font-style="italic" officeooo:rsid="00aafeaa" style:font-style-asian="italic" style:font-style-complex="italic"/>
    </style:style>
    <style:style style:name="T82" style:family="text">
      <style:text-properties fo:font-style="italic" officeooo:rsid="00a94e53" style:font-style-asian="italic" style:font-style-complex="italic"/>
    </style:style>
    <style:style style:name="T83" style:family="text">
      <style:text-properties officeooo:rsid="00a41b4b"/>
    </style:style>
    <style:style style:name="T84" style:family="text">
      <style:text-properties officeooo:rsid="00afc91b"/>
    </style:style>
    <style:style style:name="T85" style:family="text">
      <style:text-properties officeooo:rsid="00b6670c"/>
    </style:style>
    <style:style style:name="T86" style:family="text">
      <style:text-properties officeooo:rsid="00b42c09"/>
    </style:style>
    <style:style style:name="T87" style:family="text">
      <style:text-properties fo:font-style="italic" officeooo:rsid="00b42c09" style:font-style-asian="italic" style:font-style-complex="italic"/>
    </style:style>
    <style:style style:name="T88" style:family="text">
      <style:text-properties fo:font-style="normal" officeooo:rsid="00b7be61" style:font-style-asian="normal" style:font-style-complex="normal"/>
    </style:style>
    <style:style style:name="T89" style:family="text">
      <style:text-properties fo:font-style="normal" officeooo:rsid="00b96520" style:font-style-asian="normal" style:font-style-complex="normal"/>
    </style:style>
    <style:style style:name="T90" style:family="text">
      <style:text-properties fo:font-style="normal" officeooo:rsid="00be7762" style:font-style-asian="normal" style:font-style-complex="normal"/>
    </style:style>
    <style:style style:name="T91" style:family="text">
      <style:text-properties fo:font-style="italic" officeooo:rsid="00be7762" style:font-style-asian="italic" style:font-style-complex="italic"/>
    </style:style>
    <style:style style:name="T92" style:family="text">
      <style:text-properties fo:font-style="italic" fo:font-weight="normal" officeooo:rsid="02e82a24" style:font-style-asian="italic" style:font-weight-asian="normal" style:font-style-complex="italic" style:font-weight-complex="normal"/>
    </style:style>
    <style:style style:name="T93" style:family="text">
      <style:text-properties fo:font-style="italic" officeooo:rsid="02e82a24" style:font-style-asian="italic" style:font-style-complex="italic"/>
    </style:style>
    <style:style style:name="T94" style:family="text">
      <style:text-properties fo:font-style="italic" officeooo:rsid="00bb3130" style:font-style-asian="italic" style:font-style-complex="italic"/>
    </style:style>
    <style:style style:name="T95" style:family="text">
      <style:text-properties officeooo:rsid="011eca85"/>
    </style:style>
    <style:style style:name="T96" style:family="text">
      <style:text-properties officeooo:rsid="00a491f2"/>
    </style:style>
    <style:style style:name="T97" style:family="text">
      <style:text-properties officeooo:rsid="01181573"/>
    </style:style>
    <style:style style:name="T98" style:family="text">
      <style:text-properties officeooo:rsid="01238a23"/>
    </style:style>
    <style:style style:name="T99" style:family="text">
      <style:text-properties officeooo:rsid="00d54cc6"/>
    </style:style>
    <style:style style:name="T100" style:family="text">
      <style:text-properties officeooo:rsid="016a5dd3"/>
    </style:style>
    <style:style style:name="T101" style:family="text">
      <style:text-properties officeooo:rsid="015dcead"/>
    </style:style>
    <style:style style:name="T102" style:family="text">
      <style:text-properties officeooo:rsid="015c43d4"/>
    </style:style>
    <style:style style:name="T103" style:family="text">
      <style:text-properties officeooo:rsid="018559e3"/>
    </style:style>
    <style:style style:name="T104" style:family="text">
      <style:text-properties officeooo:rsid="018796e8"/>
    </style:style>
    <style:style style:name="T105" style:family="text">
      <style:text-properties officeooo:rsid="018a41e4"/>
    </style:style>
    <style:style style:name="T106" style:family="text">
      <style:text-properties officeooo:rsid="015ec1f4"/>
    </style:style>
    <style:style style:name="T107" style:family="text">
      <style:text-properties officeooo:rsid="01779885"/>
    </style:style>
    <style:style style:name="T108" style:family="text">
      <style:text-properties officeooo:rsid="0199bbd4"/>
    </style:style>
    <style:style style:name="T109" style:family="text">
      <style:text-properties style:text-position="super 58%" officeooo:rsid="0199bbd4"/>
    </style:style>
    <style:style style:name="T110" style:family="text">
      <style:text-properties officeooo:rsid="019b15fb"/>
    </style:style>
    <style:style style:name="T111" style:family="text">
      <style:text-properties officeooo:rsid="017e099a"/>
    </style:style>
    <style:style style:name="T112" style:family="text">
      <style:text-properties officeooo:rsid="01605e78"/>
    </style:style>
    <style:style style:name="T113" style:family="text">
      <style:text-properties officeooo:rsid="016cc309"/>
    </style:style>
    <style:style style:name="T114" style:family="text">
      <style:text-properties officeooo:rsid="018bb5c3"/>
    </style:style>
    <style:style style:name="T115" style:family="text">
      <style:text-properties officeooo:rsid="018cbb79"/>
    </style:style>
    <style:style style:name="T116" style:family="text">
      <style:text-properties officeooo:rsid="018fd19b"/>
    </style:style>
    <style:style style:name="T117" style:family="text">
      <style:text-properties officeooo:rsid="0190b7c6"/>
    </style:style>
    <style:style style:name="T118" style:family="text">
      <style:text-properties officeooo:rsid="0191ee3f"/>
    </style:style>
    <style:style style:name="T119" style:family="text">
      <style:text-properties officeooo:rsid="0194d572"/>
    </style:style>
    <style:style style:name="T120" style:family="text">
      <style:text-properties officeooo:rsid="0198c05a"/>
    </style:style>
    <style:style style:name="T121" style:family="text">
      <style:text-properties officeooo:rsid="0194da3a"/>
    </style:style>
    <style:style style:name="T122" style:family="text">
      <style:text-properties officeooo:rsid="016e1188"/>
    </style:style>
    <style:style style:name="T123" style:family="text">
      <style:text-properties officeooo:rsid="016f66e9"/>
    </style:style>
    <style:style style:name="T124" style:family="text">
      <style:text-properties officeooo:rsid="017f9f98"/>
    </style:style>
    <style:style style:name="T125" style:family="text">
      <style:text-properties officeooo:rsid="019eae09"/>
    </style:style>
    <style:style style:name="T126" style:family="text">
      <style:text-properties officeooo:rsid="01a48b7c"/>
    </style:style>
    <style:style style:name="T127" style:family="text">
      <style:text-properties officeooo:rsid="01af23a1"/>
    </style:style>
    <style:style style:name="T128" style:family="text">
      <style:text-properties officeooo:rsid="01b3b1ee"/>
    </style:style>
    <style:style style:name="T129" style:family="text">
      <style:text-properties officeooo:rsid="01b02d74"/>
    </style:style>
    <style:style style:name="T130" style:family="text">
      <style:text-properties officeooo:rsid="01b1464c"/>
    </style:style>
    <style:style style:name="T131" style:family="text">
      <style:text-properties officeooo:rsid="01b15a9a"/>
    </style:style>
    <style:style style:name="T132" style:family="text">
      <style:text-properties officeooo:rsid="01b21571"/>
    </style:style>
    <style:style style:name="T133" style:family="text">
      <style:text-properties officeooo:rsid="01b3171f"/>
    </style:style>
    <style:style style:name="T134" style:family="text">
      <style:text-properties officeooo:rsid="01b34949"/>
    </style:style>
    <style:style style:name="T135" style:family="text">
      <style:text-properties officeooo:rsid="01b421dc"/>
    </style:style>
    <style:style style:name="T136" style:family="text">
      <style:text-properties officeooo:rsid="01b529fb"/>
    </style:style>
    <style:style style:name="T137" style:family="text">
      <style:text-properties officeooo:rsid="01b5ccf1"/>
    </style:style>
    <style:style style:name="T138" style:family="text">
      <style:text-properties officeooo:rsid="01b72f67"/>
    </style:style>
    <style:style style:name="T139" style:family="text">
      <style:text-properties officeooo:rsid="01bd2fff"/>
    </style:style>
    <style:style style:name="T140" style:family="text">
      <style:text-properties officeooo:rsid="01bee39e"/>
    </style:style>
    <style:style style:name="T141" style:family="text">
      <style:text-properties officeooo:rsid="01c51061"/>
    </style:style>
    <style:style style:name="T142" style:family="text">
      <style:text-properties fo:font-style="italic" officeooo:rsid="01c26cd7" style:font-style-asian="italic" style:font-style-complex="italic"/>
    </style:style>
    <style:style style:name="T143" style:family="text">
      <style:text-properties fo:font-size="13pt" fo:font-style="italic" officeooo:rsid="01c21af7" style:font-size-asian="11.3500003814697pt" style:font-style-asian="italic" style:font-size-complex="13pt" style:font-style-complex="italic"/>
    </style:style>
    <style:style style:name="T144" style:family="text">
      <style:text-properties fo:font-size="12pt" fo:font-weight="bold" officeooo:rsid="0426cbc9" style:font-size-asian="12pt" style:font-weight-asian="bold" style:font-size-complex="12pt" style:font-weight-complex="bold"/>
    </style:style>
    <style:style style:name="T145" style:family="text">
      <style:text-properties fo:font-size="12pt" fo:font-weight="bold" officeooo:rsid="02e82a24" style:font-size-asian="12pt" style:font-weight-asian="bold" style:font-size-complex="12pt" style:font-weight-complex="bold"/>
    </style:style>
    <style:style style:name="T146" style:family="text">
      <style:text-properties fo:font-size="12pt" fo:font-weight="normal" officeooo:rsid="02e82a24" style:font-size-asian="12pt" style:font-weight-asian="normal" style:font-size-complex="12pt" style:font-weight-complex="normal"/>
    </style:style>
    <style:style style:name="T147" style:family="text">
      <style:text-properties fo:font-size="12pt" fo:font-weight="normal" officeooo:rsid="038dd9cf" style:font-size-asian="12pt" style:font-weight-asian="normal" style:font-size-complex="12pt" style:font-weight-complex="normal"/>
    </style:style>
    <style:style style:name="T148" style:family="text">
      <style:text-properties fo:font-size="12pt" fo:font-weight="normal" officeooo:rsid="0026d4d6" style:font-size-asian="12pt" style:font-weight-asian="normal" style:font-size-complex="12pt" style:font-weight-complex="normal"/>
    </style:style>
    <style:style style:name="T149" style:family="text">
      <style:text-properties officeooo:rsid="038d9d4d"/>
    </style:style>
    <style:style style:name="T150" style:family="text">
      <style:text-properties officeooo:rsid="038dd9cf"/>
    </style:style>
    <style:style style:name="T151" style:family="text">
      <style:text-properties officeooo:rsid="0025668c"/>
    </style:style>
    <style:style style:name="T152" style:family="text">
      <style:text-properties fo:font-weight="normal" style:font-weight-asian="normal" style:font-weight-complex="normal"/>
    </style:style>
    <style:style style:name="T153" style:family="text">
      <style:text-properties fo:font-style="italic" fo:font-weight="normal" style:font-style-asian="italic" style:font-weight-asian="normal" style:font-style-complex="italic" style:font-weight-complex="normal"/>
    </style:style>
    <style:style style:name="T154" style:family="text">
      <style:text-properties fo:font-weight="bold" style:font-weight-asian="bold" style:font-weight-complex="bold"/>
    </style:style>
    <style:style style:name="T155" style:family="text">
      <style:text-properties fo:font-style="normal" fo:font-weight="normal" style:font-style-asian="normal" style:font-weight-asian="normal" style:font-style-complex="normal" style:font-weight-complex="normal"/>
    </style:style>
    <style:style style:name="T156" style:family="text">
      <style:text-properties fo:font-style="normal" fo:font-weight="bold" style:font-style-asian="normal" style:font-weight-asian="bold" style:font-style-complex="normal" style:font-weight-complex="bold"/>
    </style:style>
    <style:style style:name="T157" style:family="text">
      <style:text-properties fo:font-style="normal" style:font-style-asian="normal" style:font-style-complex="normal"/>
    </style:style>
    <style:style style:name="T158" style:family="text">
      <style:text-properties officeooo:rsid="00bb3130"/>
    </style:style>
    <style:style style:name="T159" style:family="text">
      <style:text-properties officeooo:rsid="00bc8fa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7"/>
      <text:p text:style-name="P28">Monitoring considerations include:</text:p>
      <text:list text:style-name="L1">
        <text:list-item>
          <text:p text:style-name="P29">Application <text:span text:style-name="T51">U</text:span>ptime</text:p>
          <text:list>
            <text:list-item>
              <text:p text:style-name="P30">Since this system is of critical importance and is required to run continuously, <text:span text:style-name="T52">uptime will be monitored to minimise any downtime. By monitoring uptime, we can configure automated systems (like </text:span><text:span text:style-name="T53">Uptime Kuma</text:span><text:span text:style-name="T52">) to notify us immediately when the server goes down. This will help maximise </text:span><text:span text:style-name="T54">system reliability and effectiveness during rescue operations.</text:span></text:p>
            </text:list-item>
          </text:list>
        </text:list-item>
        <text:list-item>
          <text:p text:style-name="P29">Error <text:span text:style-name="T51">R</text:span>ates </text:p>
          <text:list>
            <text:list-item>
              <text:p text:style-name="P31">Monitoring error rates <text:span text:style-name="T55">by the following categories: </text:span><text:span text:style-name="T56">Success (2xx), </text:span><text:span text:style-name="T55">Redirection (3xx), Client (4xx), Server (5xx) </text:span><text:span text:style-name="T57">(The Postman Team, 2025)</text:span><text:span text:style-name="T58"> </text:span><text:span text:style-name="T56">can help detect the most vulnerable parts of the application </text:span><text:span text:style-name="T59">early before they lead to a disaster during a rescue operation. Implementation of this monitoring strategy is relatively low cost yet it can carry significant benefits.</text:span></text:p>
            </text:list-item>
          </text:list>
        </text:list-item>
        <text:list-item>
          <text:p text:style-name="P29">Authentication <text:span text:style-name="T51">F</text:span>ailure <text:span text:style-name="T51">R</text:span>ates</text:p>
          <text:list>
            <text:list-item>
              <text:p text:style-name="P32"><text:soft-page-break/>This application stores <text:span text:style-name="T60">and processes</text:span> <text:span text:style-name="T61">both </text:span>personal <text:span text:style-name="T61">data defined in article 4(1) </text:span><text:span text:style-name="T62">(GDPR, 2018),</text:span><text:span text:style-name="T61"> and special category personal data defined in article 9(1)</text:span><text:span text:style-name="T62"> (GDPR, 2018)</text:span><text:span text:style-name="T61">. </text:span><text:span text:style-name="T63">To </text:span><text:span text:style-name="T64">ensure regulatory compliance</text:span><text:span text:style-name="T63">, all personal data </text:span><text:span text:style-name="T65">should</text:span><text:span text:style-name="T63"> be encrypted in storage and in transit, </text:span><text:span text:style-name="T64">and unauthorised access attempts must be closely monitored</text:span><text:span text:style-name="T60"> </text:span><text:span text:style-name="T66">(GDPR 2018, Art. 32)</text:span><text:span text:style-name="T60">. </text:span><text:span text:style-name="T67">If a breach does occur, and an unauthorised actor gains access to this data, we must be able to detect it and notify the </text:span><text:span text:style-name="T68">supervisory authority (Information Commissioner’s office)</text:span><text:span text:style-name="T67"> </text:span><text:span text:style-name="T69">with</text:span><text:span text:style-name="T70">out undue delay, and where feasible, within</text:span><text:span text:style-name="T69"> at most </text:span><text:span text:style-name="T67">72 hours</text:span><text:span text:style-name="T71"> (GDPR, 2018, Art. 33</text:span><text:span text:style-name="T72">(1)</text:span><text:span text:style-name="T71">), </text:span><text:span text:style-name="T73">and the data subjects without undue delay </text:span><text:span text:style-name="T74">(GDPR, 2018, Art. 34</text:span><text:span text:style-name="T75">(1)</text:span><text:span text:style-name="T74">).</text:span></text:p>
            </text:list-item>
          </text:list>
        </text:list-item>
        <text:list-item>
          <text:p text:style-name="P29"><text:span text:style-name="T51">D</text:span>atabase <text:span text:style-name="T51">P</text:span>erformance</text:p>
          <text:list>
            <text:list-item>
              <text:p text:style-name="P33">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4">Response Time</text:p>
          <text:list>
            <text:list-item>
              <text:p text:style-name="P35">Maintaining low response time is imperative to sustaining <text:span text:style-name="T76">reliability and effectiveness</text:span>. Response time will be monitored <text:span text:style-name="T77">and </text:span><text:span text:style-name="T78">actionable messages will be sent to users to help them adjust their rescue strategies.</text:span></text:p>
            </text:list-item>
          </text:list>
        </text:list-item>
        <text:list-item>
          <text:p text:style-name="P29"><text:span text:style-name="T51">R</text:span>esource <text:span text:style-name="T51">U</text:span>tilisation</text:p>
        </text:list-item>
      </text:list>
      <text:list text:style-name="L2">
        <text:list-item>
          <text:list>
            <text:list-item>
              <text:p text:style-name="P36"><text:span text:style-name="T79">Personal devices used by rescuers </text:span>may have vastly limited battery capacity, <text:span text:style-name="T80">which is further worsened by poor reception </text:span><text:span text:style-name="T79">in remote regions</text:span><text:span text:style-name="T80"> </text:span><text:span text:style-name="T81">(</text:span><text:span text:style-name="T82">Ning Ding, Daniel Wagner, Xiaomeng Chen, Abhinav Pathak, Y. Charlie Hu, Andrew Rice, 2013</text:span><text:span text:style-name="T81">)</text:span><text:span text:style-name="T3">.</text:span> As such, it is critical that the application monitors its resource utilisation, <text:span text:style-name="T83">in particular its battery consumption </text:span><text:span text:style-name="T84">and battery charge availability</text:span>. <text:span text:style-name="T85">Since this information is tied to a specific rescuer, it falls under the definition of personal data in article </text:span><text:span text:style-name="T86">4(1) </text:span><text:span text:style-name="T87">(GDPR, 2018), </text:span><text:span text:style-name="T88">and a proper legal basis is required for its processing </text:span><text:span text:style-name="T89">as stated in article 6 (GDPR, 2018)</text:span><text:span text:style-name="T88">; in this case </text:span><text:span text:style-name="T90">that would be the lawful basis of contract</text:span><text:span text:style-name="T91"> (</text:span><text:span text:style-name="Strong_20_Emphasis"><text:span text:style-name="T92">Information Commissioner’s Office (ICO), </text:span></text:span><text:span text:style-name="T93">2024</text:span><text:span text:style-name="T94">a</text:span><text:span text:style-name="T93">)</text:span><text:span text:style-name="T87">. <text:s/></text:span><text:span text:style-name="T83">By </text:span><text:span text:style-name="T95">sharing</text:span><text:span text:style-name="T83"> this information </text:span><text:span text:style-name="T95">with</text:span><text:span text:style-name="T83"> other participants, </text:span><text:span text:style-name="T96">we may </text:span><text:span text:style-name="T97">increase the safety of rescuers.</text:span></text:p>
            </text:list-item>
            <text:list-item>
              <text:p text:style-name="P37">Additionally, given low hardware specifications, VPS’ resource utilisation, <text:span text:style-name="T98">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8"/>
      <text:p text:style-name="P39">The application features a tiered alerting system. The following thresholds exist:</text:p>
      <text:p text:style-name="P40"/>
      <text:p text:style-name="P41">1. Critical – <text:span text:style-name="T99">Immediate human response required</text:span></text:p>
      <text:p text:style-name="P42">This <text:span text:style-name="T100">alert</text:span> is triggered when there is a critical problem with the system, rendering it inoperable – <text:span text:style-name="T101">Such</text:span><text:span text:style-name="T102"> as </text:span>the server shutting down <text:span text:style-name="T103">for more than 60 minutes, </text:span><text:span text:style-name="T104">database being unreachable, or VPS CPU usage </text:span><text:span text:style-name="T105">staying</text:span><text:span text:style-name="T104"> over 95% for over 10 minutes.</text:span></text:p>
      <text:p text:style-name="P43">Once <text:span text:style-name="T106">detected by </text:span><text:span text:style-name="T107">Uptime Kuma</text:span><text:span text:style-name="T106">, </text:span><text:span text:style-name="T108">an SMS will be sent out immediately via a 3</text:span><text:span text:style-name="T109">rd</text:span><text:span text:style-name="T108"> party provider </text:span><text:span text:style-name="T110">to our volunteer developer</text:span><text:span text:style-name="T108">.</text:span><text:span text:style-name="T111"> </text:span><text:span text:style-name="T112">Rescuers in deployment and team leaders will follow the protocol and fall back on paper map and phone calls until issue is resolved.</text:span></text:p>
      <text:p text:style-name="P44"/>
      <text:p text:style-name="P41">2. Warning – <text:span text:style-name="T99">To be investigated within working hours</text:span></text:p>
      <text:p text:style-name="P45">This alert is triggered when there is an unexpected issue within the application – <text:span text:style-name="T113">Such as unusually high response times </text:span><text:span text:style-name="T114">(e.g. &gt; </text:span><text:span text:style-name="T115">1000</text:span><text:span text:style-name="T114">ms), </text:span><text:span text:style-name="T116">prolonged high VPS CPU usage (e.g. &gt; 80% for over </text:span><text:span text:style-name="T117">10</text:span><text:span text:style-name="T116"> minutes), </text:span><text:span text:style-name="T118">or </text:span><text:span text:style-name="T119">an unusually high rate of server errors (</text:span><text:span text:style-name="T120">e.g. </text:span><text:span text:style-name="T119">5xx rates over 10% </text:span><text:span text:style-name="T121">within last hour</text:span><text:span text:style-name="T119">).</text:span></text:p>
      <text:p text:style-name="P46">In this scenario, <text:span text:style-name="T122">both the application and the web interface</text:span> <text:span text:style-name="T123">will</text:span> be used to issue the alert <text:span text:style-name="T123">to the team leaders, rescuers in deployment, and our developer.</text:span></text:p>
      <text:p text:style-name="P47"/>
      <text:p text:style-name="P47"/>
      <text:p text:style-name="P48"><text:soft-page-break/>A good monitoring tool given the budget constraints as well as <text:span text:style-name="T124">the </text:span>team size, is Uptime Kuma. This self-hosted tool allows us to send out periodic queries to our API to monitor uptime and issue critical alerts when needed. <text:span text:style-name="T124">It can either be hosted on the same machine as the main server to minimise the costs, or on a low-power single board computer like a Raspberry Pi to separate the failure points.</text:span></text:p>
      <text:p text:style-name="P25"/>
      <text:p text:style-name="P25"/>
      <text:p text:style-name="P49"><text:span text:style-name="T50">2</text:span><text:span text:style-name="T18">(</text:span><text:span text:style-name="T125">b</text:span>) – <text:span text:style-name="T126">Patch and Vulnerability Management</text:span></text:p>
      <text:p text:style-name="P50">Given the low scale of the enterprise as well as the lack of any formal development processes, CI/CD pipelines, or staging environments, the most <text:span text:style-name="T127">realistic way of carrying out OS (Operating System) updates, security patches, or dependency updates, is manual testing and deployment by our volunteer developer.</text:span></text:p>
      <text:p text:style-name="P50"/>
      <text:p text:style-name="P51">To recreate an accurate environment, the developer will make a Docker image of the system <text:span text:style-name="T128">running the server</text:span>, <text:span text:style-name="T129">run it, manually carry out the changes required, and test the application. </text:span><text:span text:style-name="T130">To streamline the process, additional tools such as … will be used.</text:span></text:p>
      <text:p text:style-name="P51"/>
      <text:p text:style-name="P52">If the result<text:span text:style-name="T131">s</text:span> of the test<text:span text:style-name="T132">s </text:span><text:span text:style-name="T133">are</text:span> satisfactory (i.e. everything works as intended), <text:span text:style-name="T134">the developer will then </text:span><text:span text:style-name="T135">carry out the same changes on the system running the server. To streamline the process here, </text:span><text:span text:style-name="T136">the main application could also be containerised; </text:span><text:span text:style-name="T137">this way the developer could just apply the working image back on the host machine instead of running the same commands twice – Reduces chances of human error </text:span><text:span text:style-name="T138">in critical workflow</text:span><text:span text:style-name="T137">.</text:span></text:p>
      <text:p text:style-name="P51"/>
      <text:p text:style-name="P53"/>
      <text:p text:style-name="P54">Patch management within RescueNet must effectively balance security with the constraints of a single developer <text:span text:style-name="T139">and</text:span> a low <text:span text:style-name="T139">operating</text:span> budget. <text:span text:style-name="T140">Due to the absence of a staging environment, a lightweight testing approach is </text:span><text:span text:style-name="T141">recommended</text:span><text:span text:style-name="T140"> </text:span><text:span text:style-name="T142">(</text:span><text:span text:style-name="T143">Trevor Atkins, 2002</text:span><text:span text:style-name="T142">)</text:span><text:span text:style-name="T140">.</text:span></text:p>
      <text:p text:style-name="P55"/>
      <text:p text:style-name="P55"/>
      <text:p text:style-name="P54"/>
      <text:p text:style-name="P54"/>
      <text:p text:style-name="P53"/>
      <text:p text:style-name="P53">“””</text:p>
      <text:p text:style-name="P56">Patch management within RescueNet must balance security with the constraints of a single-developer, low-budget environment. Due to the absence of a dedicated staging environment, a lightweight testing approach is required.</text:p>
      <text:p text:style-name="P57">Patches should first be tested in a local development environment that mirrors the production system as closely as possible, including the same runtime versions and dependencies. Prior to deployment, a full system backup or VPS snapshot should be taken to ensure that any failed updates can be rapidly rolled back.</text:p>
      <text:p text:style-name="P57">Deployment should occur during scheduled maintenance windows, particularly outside of active rescue operations, to minimise operational risk. Updates should be applied incrementally, beginning with operating system patches, followed by runtime and dependency updates, and finally application-level changes. After deployment, the system should be closely monitored to detect any performance degradation or failures.</text:p>
      <text:p text:style-name="P57">In the event of issues, a rollback procedure should be in place to restore the system to a known working state. This is particularly important given the lack of redundancy in the current infrastructure.</text:p>
      <text:p text:style-name="P57"><text:soft-page-break/>Critical security patches—particularly those affecting authentication, data protection, or actively exploited vulnerabilities—should be applied within 24 to 72 hours. Less urgent updates may be scheduled weekly or monthly, depending on their severity and potential impact.</text:p>
      <text:p text:style-name="P53">“””</text:p>
      <text:p text:style-name="P53"/>
      <text:p text:style-name="P53"/>
      <text:p text:style-name="P53"/>
      <text:p text:style-name="P58"/>
      <text:p text:style-name="P25"/>
      <text:p text:style-name="P25"/>
      <text:list text:style-name="WWNum5">
        <text:list-item text:start-value="1">
          <text:p text:style-name="P59">Currently hosted on a single VPS (Virtual Private Server) running Ubuntu, with a PostgreSQL database on the same machine. The VPS costs the charity approximately £25/month.</text:p>
        </text:list-item>
        <text:list-item>
          <text:p text:style-name="P59">The entire system is maintained by one volunteer developer in their spare time. There is no formal development process, CI/CD pipeline, or staging environment. Deployments happen by SSH-ing into the server and running git pull.</text:p>
        </text:list-item>
      </text:list>
      <text:p text:style-name="P60"/>
      <text:p text:style-name="P25"/>
      <text:p text:style-name="P61">References</text:p>
      <text:p text:style-name="P62"><text:span text:style-name="Strong_20_Emphasis"><text:span text:style-name="T144">GD</text:span></text:span><text:span text:style-name="Strong_20_Emphasis"><text:span text:style-name="T145">P</text:span></text:span><text:span text:style-name="Strong_20_Emphasis"><text:span text:style-name="T144">R</text:span></text:span><text:span text:style-name="T146"> (</text:span>2018<text:span text:style-name="T146">) </text:span><text:span text:style-name="Emphasis"><text:span text:style-name="T146">General Data Protection Regulation.</text:span></text:span><text:span text:style-name="T146"> Available at: </text:span><text:a xlink:type="simple" xlink:href="https://gdpr-info.eu/" text:style-name="Internet_20_link" text:visited-style-name="Visited_20_Internet_20_Link"><text:span text:style-name="T146">https://gdpr-info.eu/</text:span></text:a><text:span text:style-name="T146"> (</text:span><text:span text:style-name="T147">Accessed: </text:span><text:span text:style-name="T148">5 </text:span><text:span text:style-name="T147"><text:s/></text:span><text:span text:style-name="T148">May</text:span><text:span text:style-name="T147"> 2026</text:span><text:span text:style-name="T146">).</text:span></text:p>
      <text:p text:style-name="P63"><text:span text:style-name="Strong_20_Emphasis">Data Protection Act 2018</text:span> (2018) <text:span text:style-name="Emphasis">c.12.</text:span> London: The Stationery Office. <text:span text:style-name="T149">Available at: </text:span><text:a xlink:type="simple" xlink:href="https://www.legislation.gov.uk/ukpga/2018/12" text:style-name="Internet_20_link" text:visited-style-name="Visited_20_Internet_20_Link"><text:span text:style-name="T149">https://www.legislation.gov.uk/ukpga/2018/12</text:span></text:a><text:span text:style-name="T149"> </text:span><text:span text:style-name="T150">(Accessed: </text:span><text:span text:style-name="T151">5 May</text:span><text:span text:style-name="T150"> 2026).</text:span></text:p>
      <text:p text:style-name="P64"><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150">Accessed: </text:span><text:span text:style-name="T151">5</text:span><text:span text:style-name="T150"> </text:span><text:span text:style-name="T151">May</text:span><text:span text:style-name="T150"> 2026</text:span>).</text:p>
      <text:p text:style-name="P65">National Cyber Security Centre <text:span text:style-name="T152">(2021) </text:span><text:span text:style-name="T153">Top tips for staying secure online.</text:span><text:span text:style-name="T152"> Available at: </text:span><text:a xlink:type="simple" xlink:href="https://www.ncsc.gov.uk/collection/top-tips-for-staying-secure-online/always-back-up-your-most-important-data#section_3" text:style-name="Internet_20_link" text:visited-style-name="Visited_20_Internet_20_Link"><text:span text:style-name="T152">https://www.ncsc.gov.uk/collection/top-tips-for-staying-secure-online/always-back-up-your-most-important-data#section_3</text:span></text:a><text:span text:style-name="T152"> (Accessed 5 May 2026).</text:span></text:p>
      <text:p text:style-name="P66"><text:span text:style-name="T154">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67">Rubber Duck Debugging <text:span text:style-name="T152">(n.d.) </text:span><text:span text:style-name="T153">Debugging Software with a Rubber Ducky. </text:span><text:span text:style-name="T155">Available at: </text:span><text:a xlink:type="simple" xlink:href="https://rubberduckdebugging.com/" text:style-name="Internet_20_link" text:visited-style-name="Visited_20_Internet_20_Link"><text:span text:style-name="T155">https://rubberduckdebugging.com/</text:span></text:a><text:span text:style-name="T155"> (Accessed: 5 May 2026)</text:span></text:p>
      <text:p text:style-name="P68"><text:span text:style-name="T156">Luka Netzler, Brian Lovell</text:span><text:span text:style-name="T157">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69">Christoph Bamberg, Julia Reinchenberger, Jens Blechert <text:span text:style-name="T152">(2025) </text:span><text:span text:style-name="T153">Stable cognitive performance while adapting to intermittent fasting: A randomised controlled trial</text:span><text:span text:style-name="T155">. Available at: </text:span><text:a xlink:type="simple" xlink:href="https://journals.sagepub.com/doi/10.1177/13591053251351204" text:style-name="Internet_20_link" text:visited-style-name="Visited_20_Internet_20_Link"><text:span text:style-name="T155">https://journals.sagepub.com/doi/10.1177/13591053251351204</text:span></text:a><text:span text:style-name="T155"> (Accessed: 5 May 2026).</text:span></text:p>
      <text:p text:style-name="P70"><text:span text:style-name="Strong_20_Emphasis">Information Commissioner’s Office (ICO)</text:span> (2024<text:span text:style-name="T158">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150">Accessed: </text:span><text:span text:style-name="T159">5 May </text:span><text:span text:style-name="T150">2026</text:span>).</text:p>
      <text:p text:style-name="P71">Dominik H Pesta, Varman T Samuel <text:span text:style-name="T152">(2014) </text:span><text:span text:style-name="T153">A high-protein diet for reducing body fat: mechanisms and possible caveats.</text:span><text:span text:style-name="T152"> Available at: </text:span><text:a xlink:type="simple" xlink:href="https://link.springer.com/article/10.1186/1743-7075-11-53" text:style-name="Internet_20_link" text:visited-style-name="Visited_20_Internet_20_Link"><text:span text:style-name="T152">https://link.springer.com/article/10.1186/1743-7075-11-53</text:span></text:a><text:span text:style-name="T152"> (Accessed: 5 May 2026).</text:span></text:p>
      <text:p text:style-name="P72"/>
      <text:p text:style-name="P73">Craig A. Williamson, Jari J. Morganti, Hannah E. Smithson <text:span text:style-name="T152">(2023) </text:span><text:span text:style-name="T153">Bright-light distractions and visual performance</text:span><text:span text:style-name="T152">. Available at: </text:span><text:a xlink:type="simple" xlink:href="https://www.frontiersin.org/journals/psychology/articles/10.3389/fpsyg.2023.1088975/full" text:style-name="Internet_20_link" text:visited-style-name="Visited_20_Internet_20_Link"><text:span text:style-name="T152">https://www.frontiersin.org/journals/psychology/articles/10.3389/fpsyg.2023.1088975/full</text:span></text:a><text:span text:style-name="T152"> (Accessed: 5 May 2026).</text:span></text:p>
      <text:p text:style-name="P74"/>
      <text:p text:style-name="P75">Ning Ding, Daniel Wagner, Xiaomeng Chen, Abhinav Pathak, Y. Charlie Hu, Andrew Rice <text:span text:style-name="T152">(2013) </text:span><text:span text:style-name="T153">Characterizing and modeling the impact of wireless signal strength on smartphone battery drain. </text:span><text:span text:style-name="T155">Available at: </text:span><text:a xlink:type="simple" xlink:href="https://dl.acm.org/doi/10.1145/2494232.2466586" text:style-name="Internet_20_link" text:visited-style-name="Visited_20_Internet_20_Link"><text:span text:style-name="T155">https://dl.acm.org/doi/10.1145/2494232.2466586</text:span></text:a><text:span text:style-name="T155"> (Accessed: 5 May 2026)</text:span></text:p>
      <text:p text:style-name="P76"/>
      <text:p text:style-name="P77">The Postman Team <text:span text:style-name="T152">(2025) </text:span><text:span text:style-name="T153">What are HTTP status codes? Complete Guide for API Developers</text:span><text:span text:style-name="T152">. Available at: </text:span><text:a xlink:type="simple" xlink:href="https://blog.postman.com/what-are-http-status-codes/" text:style-name="Internet_20_link" text:visited-style-name="Visited_20_Internet_20_Link"><text:span text:style-name="T152">https://blog.postman.com/what-are-http-status-codes/</text:span></text:a><text:span text:style-name="T152"> (Accessed: 6 May 2026)</text:span></text:p>
      <text:p text:style-name="P78"/>
      <text:p text:style-name="P79">Ubuntu <text:span text:style-name="T152">(n.d.) </text:span><text:span text:style-name="T153">Vulnerability management tools in Ubuntu.</text:span><text:span text:style-name="T155"> Available at: </text:span><text:a xlink:type="simple" xlink:href="https://ubuntu.com/security/vulnerability-management" text:style-name="Internet_20_link" text:visited-style-name="Visited_20_Internet_20_Link"><text:span text:style-name="T155">https://ubuntu.com/security/vulnerability-management</text:span></text:a><text:span text:style-name="T155"> (Accessed: 6 May 2026)</text:span></text:p>
      <text:p text:style-name="P80"/>
      <text:p text:style-name="P81">Trevor Atkins <text:span text:style-name="T152">(2002) </text:span><text:span text:style-name="T153">Create a Lightweight Testing Framework. </text:span><text:span text:style-name="T152">Available at: </text:span><text:a xlink:type="simple" xlink:href="https://thinktesting.com/articles/a-lightweight-testing-framework/" text:style-name="Internet_20_link" text:visited-style-name="Visited_20_Internet_20_Link"><text:span text:style-name="T152">https://thinktesting.com/articles/a-lightweight-testing-framework/</text:span></text:a><text:span text:style-name="T152">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12:40:35.358245995</dc:date>
    <meta:editing-duration>PT12H53M25S</meta:editing-duration>
    <meta:editing-cycles>329</meta:editing-cycles>
    <meta:document-statistic meta:table-count="0" meta:image-count="0" meta:object-count="0" meta:page-count="6" meta:paragraph-count="74" meta:word-count="2215" meta:character-count="15320" meta:non-whitespace-character-count="13177"/>
  </office:meta>
</office:document-meta>
</file>